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>
        <style:tab-stops>
          <style:tab-stop style:position="3.25in" style:type="center"/>
        </style:tab-stops>
      </style:paragraph-properties>
    </style:style>
    <style:style style:name="P2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</style:style>
    <style:style style:name="P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vertical-align="auto">
        <style:tab-stops>
          <style:tab-stop style:position="3.25in" style:type="center"/>
        </style:tab-stops>
      </style:paragraph-properties>
      <style:text-properties style:font-name="Times New Roman1" fo:font-size="11pt" fo:language="en" fo:country="US" style:font-size-asian="11pt" style:language-asian="en" style:country-asian="US" style:font-name-complex="Times New Roman2" style:font-size-complex="11pt" style:language-complex="ar" style:country-complex="SA"/>
    </style:style>
    <style:style style:name="P4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/>
      <style:text-properties style:font-name="Times New Roman1" fo:font-size="11pt" fo:language="en" fo:country="US" style:text-underline-style="solid" style:text-underline-width="auto" style:text-underline-color="font-color" fo:font-weight="bold" style:font-size-asian="11pt" style:language-asian="en" style:country-asian="US" style:font-weight-asian="bold" style:font-name-complex="Times New Roman2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left="0.2917in" fo:margin-right="0in" fo:text-align="start" style:justify-single-word="false" fo:orphans="0" fo:widows="0" fo:text-indent="-0.25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1pt" fo:language="en" fo:country="US" style:font-size-asian="11pt" style:language-asian="en" style:country-asian="US" style:font-name-complex="Times New Roman2" style:font-size-complex="11pt" style:language-complex="ar" style:country-complex="SA"/>
    </style:style>
    <style:style style:name="P6" style:family="paragraph" style:parent-style-name="Salmon_20_MC">
      <style:text-properties style:font-name="Times New Roman1" fo:font-size="11pt" fo:language="en" fo:country="US" style:font-size-asian="11pt" style:language-asian="en" style:country-asian="US" style:font-name-complex="Times New Roman2" style:font-size-complex="11pt" style:language-complex="ar" style:country-complex="SA"/>
    </style:style>
    <style:style style:name="P7" style:family="paragraph" style:parent-style-name="Salmon_20_MC">
      <style:text-properties style:font-name="Times New Roman1" fo:font-size="11pt" fo:language="en" fo:country="US" style:text-underline-style="none" fo:font-weight="normal" style:font-size-asian="11pt" style:language-asian="en" style:country-asian="US" style:font-weight-asian="normal" style:font-name-complex="Times New Roman2" style:font-size-complex="11pt" style:language-complex="ar" style:country-complex="SA" style:font-weight-complex="normal"/>
    </style:style>
    <style:style style:name="P8" style:family="paragraph" style:parent-style-name="Salmon_20_MC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almon_20_MC">
      <style:text-properties style:font-name="Times New Roman1" fo:font-size="11pt" fo:language="en" fo:country="US" style:font-size-asian="11pt" style:language-asian="en" style:country-asian="US" style:font-name-complex="Times New Roman2" style:font-size-complex="11pt" style:language-complex="ar" style:country-complex="SA"/>
    </style:style>
    <style:style style:name="P10" style:family="paragraph" style:parent-style-name="Salmon_20_MC">
      <style:text-properties style:font-name="Times New Roman1" fo:font-size="11pt" fo:language="en" fo:country="US" style:font-size-asian="11pt" style:language-asian="en" style:country-asian="US" style:font-name-complex="Times New Roman2" style:font-size-complex="11pt" style:language-complex="ar" style:country-complex="SA" style:font-weight-complex="bold"/>
    </style:style>
    <style:style style:name="P11" style:family="paragraph" style:parent-style-name="Salmon_20_MC">
      <style:text-properties style:text-underline-style="none" fo:font-weight="normal" style:font-weight-asian="normal" style:font-weight-complex="normal"/>
    </style:style>
    <style:style style:name="P12" style:family="paragraph" style:parent-style-name="Salmon_20_MC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almon_20_MC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14" style:family="paragraph" style:parent-style-name="Salmon_20_MC">
      <style:paragraph-properties fo:margin-left="0in" fo:margin-right="0.5in" fo:text-indent="0in" style:auto-text-indent="false"/>
    </style:style>
    <style:style style:name="P15" style:family="paragraph" style:parent-style-name="Standard" style:master-page-name="Standard">
      <style:paragraph-properties fo:margin-left="0in" fo:margin-right="0in" fo:text-align="center" style:justify-single-word="false" fo:orphans="0" fo:widows="0" fo:text-indent="0in" style:auto-text-indent="false" style:page-number="auto" style:vertical-align="auto">
        <style:tab-stops>
          <style:tab-stop style:position="3.25in" style:type="center"/>
        </style:tab-stops>
      </style:paragraph-properties>
      <style:text-properties style:font-name="Times New Roman1" fo:font-size="11pt" fo:language="en" fo:country="US" fo:font-weight="bold" style:font-size-asian="11pt" style:language-asian="en" style:country-asian="US" style:font-weight-asian="bold" style:font-name-complex="Times New Roman2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1pt" fo:language="en" fo:country="US" style:font-size-asian="11pt" style:language-asian="en" style:country-asian="US" style:font-name-complex="Times New Roman2" style:font-size-complex="11pt" style:language-complex="ar" style:country-complex="SA"/>
    </style:style>
    <style:style style:name="P17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1pt" fo:language="en" fo:country="US" style:font-size-asian="11pt" style:language-asian="en" style:country-asian="US" style:font-name-complex="Times New Roman2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style:font-name="Times New Roman1" fo:font-size="11pt" fo:language="en" fo:country="US" fo:font-weight="bold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P19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</style:style>
    <style:style style:name="P20" style:family="paragraph" style:parent-style-name="Standard" style:list-style-name="WWNum1">
      <style:paragraph-properties fo:margin-left="0.2917in" fo:margin-right="0in" fo:text-align="start" style:justify-single-word="false" fo:orphans="0" fo:widows="0" fo:text-indent="-0.25in" style:auto-text-indent="false" style:vertical-align="auto">
        <style:tab-stops>
          <style:tab-stop style:position="0.2917in"/>
        </style:tab-stops>
      </style:paragraph-properties>
    </style:style>
    <style:style style:name="T1" style:family="text">
      <style:text-properties style:font-name="Times New Roman1" fo:font-size="11pt" fo:language="en" fo:country="US" style:font-size-asian="11pt" style:language-asian="en" style:country-asian="US" style:font-name-complex="Times New Roman2" style:font-size-complex="11pt" style:language-complex="ar" style:country-complex="SA"/>
    </style:style>
    <style:style style:name="T2" style:family="text">
      <style:text-properties style:font-name="Times New Roman1" fo:font-size="11pt" fo:language="en" fo:country="US" style:font-size-asian="11pt" style:language-asian="en" style:country-asian="US" style:font-name-complex="Times New Roman2" style:font-size-complex="11pt" style:language-complex="ar" style:country-complex="SA" style:font-weight-complex="bold"/>
    </style:style>
    <style:style style:name="T3" style:family="text">
      <style:text-properties style:font-name="Times New Roman1" fo:font-size="11pt" fo:language="en" fo:country="US" fo:font-weight="bold" style:font-size-asian="11pt" style:language-asian="en" style:country-asian="US" style:font-weight-asian="bold" style:font-name-complex="Times New Roman2" style:font-size-complex="11pt" style:language-complex="ar" style:country-complex="SA"/>
    </style:style>
    <style:style style:name="T4" style:family="text">
      <style:text-properties style:font-name="Times New Roman1" fo:font-size="11pt" fo:language="en" fo:country="US" fo:font-weight="bold" style:font-size-asian="11pt" style:language-asian="en" style:country-asian="US" style:font-weight-asian="bold" style:font-name-complex="Times New Roman2" style:font-size-complex="11pt" style:language-complex="ar" style:country-complex="SA" style:font-weight-complex="bold"/>
    </style:style>
    <style:style style:name="T5" style:family="text">
      <style:text-properties style:font-name="Times New Roman1" fo:font-size="11pt" fo:language="en" fo:country="US" fo:font-style="italic" style:font-size-asian="11pt" style:language-asian="en" style:country-asian="US" style:font-style-asian="italic" style:font-name-complex="Times New Roman2" style:font-size-complex="11pt" style:language-complex="ar" style:country-complex="SA" style:font-weight-complex="bold"/>
    </style:style>
    <style:style style:name="T6" style:family="text">
      <style:text-properties style:font-name="Times New Roman1" fo:font-size="11pt" fo:language="en" fo:country="US" fo:font-style="italic" fo:font-weight="bold" style:font-size-asian="11pt" style:language-asian="en" style:country-asian="US" style:font-style-asian="italic" style:font-weight-asian="bold" style:font-name-complex="Times New Roman2" style:font-size-complex="11pt" style:language-complex="ar" style:country-complex="SA"/>
    </style:style>
    <style:style style:name="T7" style:family="text">
      <style:text-properties style:font-name="Times New Roman1" fo:font-size="11pt" fo:language="en" fo:country="US" fo:font-style="italic" fo:font-weight="bold" style:font-size-asian="11pt" style:language-asian="en" style:country-asian="US" style:font-style-asian="italic" style:font-weight-asian="bold" style:font-name-complex="Times New Roman2" style:font-size-complex="11pt" style:language-complex="ar" style:country-complex="SA" style:font-weight-complex="bold"/>
    </style:style>
    <style:style style:name="T8" style:family="text">
      <style:text-properties style:font-name="Times New Roman1" fo:font-size="11pt" fo:language="en" fo:country="US" style:text-underline-style="solid" style:text-underline-width="auto" style:text-underline-color="font-color" fo:font-weight="bold" style:font-size-asian="11pt" style:language-asian="en" style:country-asian="US" style:font-weight-asian="bold" style:font-name-complex="Times New Roman2" style:font-size-complex="11pt" style:language-complex="ar" style:country-complex="SA" style:font-weight-complex="bold"/>
    </style:style>
    <style:style style:name="T9" style:family="text">
      <style:text-properties style:font-name="Times New Roman1" fo:font-size="11pt" fo:language="en" fo:country="US" style:text-underline-style="none" fo:font-weight="normal" style:font-size-asian="11pt" style:language-asian="en" style:country-asian="US" style:font-weight-asian="normal" style:font-name-complex="Times New Roman2" style:font-size-complex="11pt" style:language-complex="ar" style:country-complex="SA" style:font-weight-complex="normal"/>
    </style:style>
    <style:style style:name="T10" style:family="text">
      <style:text-properties style:font-name="Times New Roman1" fo:font-size="11pt" fo:language="en" fo:country="US" fo:font-style="normal" style:font-size-asian="11pt" style:language-asian="en" style:country-asian="US" style:font-style-asian="normal" style:font-name-complex="Times New Roman2" style:font-size-complex="11pt" style:language-complex="ar" style:country-complex="SA" style:font-style-complex="normal"/>
    </style:style>
    <style:style style:name="T11" style:family="text">
      <style:text-properties style:font-name="Times New Roman1" fo:font-size="11pt" fo:language="en" fo:country="US" fo:font-style="normal" style:text-underline-style="solid" style:text-underline-width="auto" style:text-underline-color="font-color" fo:font-weight="bold" style:font-size-asian="11pt" style:language-asian="en" style:country-asian="US" style:font-style-asian="normal" style:font-weight-asian="bold" style:font-name-complex="Times New Roman2" style:font-size-complex="11pt" style:language-complex="ar" style:country-complex="SA" style:font-style-complex="normal" style:font-weight-complex="bold"/>
    </style:style>
    <style:style style:name="T12" style:family="text">
      <style:text-properties style:font-name="Times New Roman1" fo:font-size="11pt" fo:language="en" fo:country="US" fo:font-style="normal" style:text-underline-style="none" fo:font-weight="normal" style:font-size-asian="11pt" style:language-asian="en" style:country-asian="US" style:font-style-asian="normal" style:font-weight-asian="normal" style:font-name-complex="Times New Roman2" style:font-size-complex="11pt" style:language-complex="ar" style:country-complex="SA" style:font-style-complex="normal" style:font-weight-complex="normal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AJOR CONCEPTS: UNIT 2 EXAM</text:p>
      <text:p text:style-name="P1"><text:span text:style-name="T4">Chapter 5 Sensation and Perception </text:span><text:span text:style-name="T2">(If it’s in </text:span><text:span text:style-name="T4">BOLD TYPE</text:span><text:span text:style-name="T2">, then KNOW IT)</text:span></text:p>
      <text:p text:style-name="P3">NOTE: “Compare and contrast” means to define and explain similarities and differences between terms/concepts</text:p>
      <text:p text:style-name="P1"><text:span text:style-name="T1"><text:tab/></text:span><text:span text:style-name="T2">If it’s in </text:span><text:span text:style-name="T5">ITALICS, </text:span><text:span text:style-name="T2">then will only be covered in lecture (not in textbook)</text:span></text:p>
      <text:p text:style-name="P4">Chapter 5</text:p>
      <text:list xml:id="list929556075" text:style-name="WWNum1">
        <text:list-item>
          <text:p text:style-name="P20"><text:span text:style-name="T1">Compare and contrast </text:span><text:span text:style-name="T4">sensation</text:span><text:span text:style-name="T1"> and </text:span><text:span text:style-name="T4">perception</text:span><text:span text:style-name="T1">. Consider how </text:span><text:span text:style-name="T3">transduction </text:span><text:span text:style-name="T1">relates to these processes. Discuss how bias in perception can lead to the experience of illusions. </text:span></text:p>
        </text:list-item>
      </text:list>
      <text:p text:style-name="P6"/>
      <text:p text:style-name="P6">earliest scientific studies focused on expression of sensing and perceiving (structuralism, gestalt, functionalist, psychophysics)</text:p>
      <text:p text:style-name="P6"/>
      <text:p text:style-name="P6">major theme: experience is subjective. sensation vs perception (biological basis, how we study, research on why humans perceive world in different ways)</text:p>
      <text:p text:style-name="P6"/>
      <text:p text:style-name="Salmon_20_MC"><text:span text:style-name="T8">sensation</text:span><text:span text:style-name="T1">: identical for all human beings. result of neural responses. AFTER receptor cell is stimulated, but BEFORE stimulus is interpreted by brain</text:span></text:p>
      <text:p text:style-name="P6"/>
      <text:p text:style-name="Salmon_20_MC"><text:span text:style-name="T8">perception</text:span><text:span text:style-name="T1">: human experience subjectivity because of this! result of neural processes that organize and </text:span><text:span text:style-name="T10">interpret</text:span><text:span text:style-name="T1"> sensory signals. Interpretation of sensation</text:span></text:p>
      <text:p text:style-name="P6"><text:tab/>involves the entire nervous system</text:p>
      <text:p text:style-name="P6"><text:tab/>perception != world → illusion</text:p>
      <text:p text:style-name="P6"/>
      <text:p text:style-name="Salmon_20_MC"><text:span text:style-name="T8">transduction</text:span><text:span text:style-name="T9">: identical for all human beings. transforms energy (eg. light, sound) into electrochemical signals</text:span></text:p>
      <text:p text:style-name="P7"/>
      <text:p text:style-name="P7">sensory neurons handle balance, pain, taste, touch, kinesthetic sense (athleticism), etc. all neurons connected to sense of vision :3 </text:p>
      <text:p text:style-name="P6"/>
      <text:list xml:id="list1193785699" text:continue-numbering="true" text:style-name="WWNum1">
        <text:list-item>
          <text:p text:style-name="P20"><text:span text:style-name="T1">Define </text:span><text:span text:style-name="T3">psychophysics. </text:span><text:span text:style-name="T1">How might someone measure a sensory threshold? Describe </text:span><text:span text:style-name="T2">the </text:span><text:span text:style-name="T1">concepts of </text:span><text:span text:style-name="T4">absolute threshold </text:span><text:span text:style-name="T1">and </text:span><text:span text:style-name="T4">just noticeable difference</text:span><text:span text:style-name="T1">. Be prepared to apply these concepts to examples.</text:span></text:p>
        </text:list-item>
      </text:list>
      <text:p text:style-name="P6"/>
      <text:p text:style-name="Salmon_20_MC"><text:span text:style-name="T8">psychophysics</text:span><text:span text:style-name="T1">: studies relationship between physical events and how people experience them</text:span></text:p>
      <text:p text:style-name="P6"/>
      <text:p text:style-name="Salmon_20_MC"><text:span text:style-name="T8">absolute threshold</text:span><text:span text:style-name="T1">: the smallest thing you can detect with each sense. point at which stimulus is noticed 50% of the time it's presented</text:span></text:p>
      <text:p text:style-name="P6"><text:tab/>&gt;&gt; vision: candle flame 30 miles away with no other light around</text:p>
      <text:p text:style-name="P6"><text:tab/>&gt;&gt; hearing: a clock ticking 20 feet away with no ambient noise</text:p>
      <text:p text:style-name="P6"/>
      <text:p text:style-name="Salmon_20_MC"><text:span text:style-name="T8">just-noticeable difference</text:span><text:span text:style-name="T1">: how much you have to change something so people detect that something changed</text:span></text:p>
      <text:p text:style-name="P6"><text:tab/>&gt;&gt; how much do I have to pitch up a note before someone picks up that the note changed</text:p>
      <text:p text:style-name="P6"/>
      <text:list xml:id="list229113556" text:continue-numbering="true" text:style-name="WWNum1">
        <text:list-item>
          <text:p text:style-name="P20"><text:span text:style-name="T1">Describe </text:span><text:span text:style-name="T4">signal detection theory</text:span><text:span text:style-name="T1">: What other than a detectable stimulus affects sensation? Compare and contrast </text:span><text:span text:style-name="T6">sensitivity</text:span><text:span text:style-name="T3"> </text:span><text:span text:style-name="T1">and </text:span><text:span text:style-name="T6">bias</text:span><text:span text:style-name="T3">. </text:span><text:span text:style-name="T1">What are </text:span><text:span text:style-name="T4">hits, misses, false alarms, </text:span><text:span text:style-name="T1">and </text:span><text:span text:style-name="T4">correct rejections</text:span><text:span text:style-name="T1">? Consider examples of each.</text:span></text:p>
        </text:list-item>
      </text:list>
      <text:p text:style-name="P5"/>
      <text:p text:style-name="Salmon_20_MC"><text:span text:style-name="T8">signal detection theory</text:span><text:span text:style-name="T9">: explains why people perceive things under some circumstances, but not other circumstances</text:span></text:p>
      <text:p text:style-name="Salmon_20_MC"><text:span text:style-name="T9"><text:tab/></text:span><text:span text:style-name="T8">sensitivity</text:span><text:span text:style-name="T9">: external! threshold for distinguishing what you're looking for from noise</text:span></text:p>
      <text:p text:style-name="Salmon_20_MC"><text:span text:style-name="T9"><text:tab/></text:span><text:span text:style-name="T8">bias</text:span><text:span text:style-name="T9">: internal! mindset that affects reporting detection of a stimulus</text:span></text:p>
      <text:p text:style-name="P6"/>
      <text:p text:style-name="Salmon_20_MC"><text:span text:style-name="T8">hits</text:span><text:span text:style-name="T1">: reported signal when there is one</text:span></text:p>
      <text:p text:style-name="Salmon_20_MC"><text:span text:style-name="T8">misses</text:span><text:span text:style-name="T1">: no reported signal when there is one</text:span></text:p>
      <text:p text:style-name="Salmon_20_MC"><text:span text:style-name="T8">false alarms:</text:span><text:span text:style-name="T1"> reported signal when there isn't one</text:span></text:p>
      <text:p text:style-name="Salmon_20_MC"><text:span text:style-name="T8">correct rejections:</text:span><text:span text:style-name="T1"> no reported signal when there isn't one</text:span></text:p>
      <text:p text:style-name="P5"/>
      <text:list xml:id="list805138003" text:continue-numbering="true" text:style-name="WWNum1">
        <text:list-item>
          <text:p text:style-name="P20"><text:span text:style-name="T1">Define </text:span><text:span text:style-name="T4">sensory adaptation</text:span><text:span text:style-name="T1"> and consider examples as discussed in class. Define </text:span><text:span text:style-name="T7">subliminal perception</text:span><text:span text:style-name="T2"> as discussed </text:span><text:soft-page-break/><text:span text:style-name="T2">in lecture</text:span><text:span text:style-name="T1">. Does it exist? If so, what does the research show about its practical effects or uses (i.e., subliminal persuasion)?</text:span></text:p>
        </text:list-item>
      </text:list>
      <text:p text:style-name="P16"/>
      <text:p text:style-name="Salmon_20_MC"><text:span text:style-name="T8">sensory adaptation</text:span><text:span text:style-name="T1">: human senses adapt to fit their environment. humans sense change better than actual stimulation. humans get used to unchanging sensory stimuli</text:span></text:p>
      <text:p text:style-name="P6"><text:tab/>&gt;&gt; stop smelling something after a while (cologne, perfume)</text:p>
      <text:p text:style-name="P6"/>
      <text:p text:style-name="Salmon_20_MC"><text:span text:style-name="T8">subliminal perception</text:span><text:span text:style-name="T9">: does exist, no practical effects (subliminal messaging CIA shit)</text:span></text:p>
      <text:p text:style-name="P16"/>
      <text:list xml:id="list838430059" text:continue-numbering="true" text:style-name="WWNum1">
        <text:list-item>
          <text:p text:style-name="P20"><text:span text:style-name="T1">Compare and contrast </text:span><text:span text:style-name="T3">bottom-up processing </text:span><text:span text:style-name="T1">and </text:span><text:span text:style-name="T3">top-down processing. </text:span><text:span text:style-name="T1">Consider examples of each in different sensory systems as you progress through the chapter. Define </text:span><text:span text:style-name="T6">perceptual set </text:span><text:span text:style-name="T1">as discussed in lecture</text:span><text:span text:style-name="T6">.</text:span><text:span text:style-name="T3"> </text:span></text:p>
        </text:list-item>
      </text:list>
      <text:p text:style-name="P18"/>
      <text:p text:style-name="Salmon_20_MC"><text:span text:style-name="T8">bottom-up processing</text:span><text:span text:style-name="T1">: initiated by qualities and characteristics of sensory stimulus. error-free, slow, methodical. basically sense something based on how it is</text:span></text:p>
      <text:p text:style-name="P6"><text:tab/>&gt;&gt; learning to read (learn alphabet, learn how to sound words out)</text:p>
      <text:p text:style-name="P6"><text:tab/>&gt;&gt; use whenever encountering something new</text:p>
      <text:p text:style-name="P6"/>
      <text:p text:style-name="Salmon_20_MC"><text:span text:style-name="T8">top-down processing</text:span><text:span text:style-name="T9">: processing sensory stimuli based on knowledge, belief. basically sense something based on preconceived notions / assumptions. fast, efficient, prone to error</text:span></text:p>
      <text:p text:style-name="P6"/>
      <text:p text:style-name="P8"><text:span text:style-name="T1">perceptual set</text:span><text:span text:style-name="T9">: sum of a person's assumptions or beliefs that lead them to expect to perceive certain objects or characteristics in certain situations</text:span></text:p>
      <text:p text:style-name="P18"/>
      <text:list xml:id="list840207023" text:continue-numbering="true" text:style-name="WWNum1">
        <text:list-item>
          <text:p text:style-name="P20"><text:span text:style-name="T1">What is the stimulus energy (physical stimulus) for vision? Describe the following properties of light as discussed in lecture: </text:span><text:span text:style-name="T3">amplitude, frequency, wavelength. </text:span><text:span text:style-name="T1">Explain how the </text:span><text:span text:style-name="T2">amplitude </text:span><text:span text:style-name="T1">and </text:span><text:span text:style-name="T2">wavelength</text:span><text:span text:style-name="T1"> of electromagnetic radiation relate to </text:span><text:span text:style-name="T3">lightness/brightness </text:span><text:span text:style-name="T1">and </text:span><text:span text:style-name="T3">hue/color </text:span><text:span text:style-name="T1">in visual perception.</text:span></text:p>
        </text:list-item>
      </text:list>
      <text:p text:style-name="P5"/>
      <text:p text:style-name="P6">points 6 – 12: vision! our biggest sense (6 - 7 questions?) understand energy source, anatomy/functioning of organs controlling, and sensation → processing → transduction sequence</text:p>
      <text:p text:style-name="P6">*LIGHT IS A WAVE EVERYONE</text:p>
      <text:p text:style-name="P6"/>
      <text:p text:style-name="P6"><text:span text:style-name="T13">amplitude</text:span>: height of wave. higher the amplitude, brighter the light</text:p>
      <text:p text:style-name="P6"/>
      <text:p text:style-name="P6"><text:span text:style-name="T13">frequency</text:span>: high frequency, short wavelength and vice versa</text:p>
      <text:p text:style-name="P6"/>
      <text:p text:style-name="P6"><text:span text:style-name="T13">wavelength</text:span>: distance between waves</text:p>
      <text:p text:style-name="P6"/>
      <text:p text:style-name="P6"><text:span text:style-name="T13">brightness</text:span>: different amplitude</text:p>
      <text:p text:style-name="P6"/>
      <text:p text:style-name="P6"><text:span text:style-name="T13">hue/color</text:span>: differing wavelength</text:p>
      <text:p text:style-name="P5"/>
      <text:list xml:id="list1057611126" text:continue-numbering="true" text:style-name="WWNum1">
        <text:list-item>
          <text:p text:style-name="P20"><text:span text:style-name="T1">What is the function of the human eye? Define and describe the function of the </text:span><text:span text:style-name="T4">cornea, pupil, iris, </text:span><text:span text:style-name="T2">and </text:span><text:span text:style-name="T4">lens. </text:span><text:span text:style-name="T2">Describe </text:span><text:span text:style-name="T4">accommodation </text:span><text:span text:style-name="T2">as discussed in lecture.</text:span><text:span text:style-name="T4"> </text:span><text:span text:style-name="T1">Define and describe the function of the </text:span><text:span text:style-name="T4">retina</text:span><text:span text:style-name="T2"> and the </text:span><text:span text:style-name="T4">fovea. </text:span><text:span text:style-name="T2"><text:s/></text:span></text:p>
        </text:list-item>
      </text:list>
      <text:p text:style-name="P17"/>
      <text:p text:style-name="Salmon_20_MC"><text:span text:style-name="T8">cornea</text:span><text:span text:style-name="T2">: outermost part of the eye. protective tissue that allows eye to keep its shape (if it's not perfectly spherical, then FUCK YOUR EYESIGHT LOL)</text:span></text:p>
      <text:p text:style-name="P10"/>
      <text:p text:style-name="Salmon_20_MC"><text:span text:style-name="T8">pupil</text:span><text:span text:style-name="T2">: what light passes through. it's a hole.</text:span></text:p>
      <text:p text:style-name="P10"/>
      <text:p text:style-name="Salmon_20_MC"><text:span text:style-name="T8">iris</text:span><text:span text:style-name="T2">: muscle that controls how much light goes in</text:span></text:p>
      <text:p text:style-name="P10"/>
      <text:p text:style-name="Salmon_20_MC"><text:span text:style-name="T8">lens</text:span><text:span text:style-name="T2">: directs and focuses light (images) on the back of the eye</text:span></text:p>
      <text:p text:style-name="P10"/>
      <text:p text:style-name="Salmon_20_MC"><text:span text:style-name="T8">accommodation</text:span><text:span text:style-name="T2">: eye changes to see things at different distances</text:span></text:p>
      <text:p text:style-name="P10"/>
      <text:p text:style-name="Salmon_20_MC"><text:span text:style-name="T8">retina</text:span><text:span text:style-name="T2">: 95 – 125 million receptors. series of cells that control visual transduction. basically dendrites take </text:span><text:soft-page-break/><text:span text:style-name="T2">in light (sensation), cell body process, electrochemicals gives brain an image (receptor = sensory neuron). retina is unique to humans</text:span></text:p>
      <text:p text:style-name="P10"/>
      <text:p text:style-name="Salmon_20_MC"><text:span text:style-name="T8">optic nerve</text:span><text:span text:style-name="T2">: all of the axons in the retina</text:span></text:p>
      <text:p text:style-name="P17"/>
      <text:list xml:id="list681736310" text:continue-numbering="true" text:style-name="WWNum1">
        <text:list-item>
          <text:p text:style-name="P20"><text:span text:style-name="T1">Define and describe the function of </text:span><text:span text:style-name="T3">cones </text:span><text:span text:style-name="T1">and </text:span><text:span text:style-name="T3">rods.</text:span><text:span text:style-name="T1"> Explain </text:span><text:span text:style-name="T6">dark </text:span><text:span text:style-name="T7">adaptation</text:span><text:span text:style-name="T4"> </text:span><text:span text:style-name="T2">as discussed in lecture. </text:span></text:p>
        </text:list-item>
      </text:list>
      <text:p text:style-name="P17"/>
      <text:p text:style-name="Salmon_20_MC"><text:span text:style-name="T8">cones</text:span><text:span text:style-name="T2">: basically unique to humans. see in detail! day vision, color vision</text:span></text:p>
      <text:p text:style-name="P10"/>
      <text:p text:style-name="Salmon_20_MC"><text:span text:style-name="T8">rods</text:span><text:span text:style-name="T2">: low threshold for stimulation. stimulated by dim light (black, white, greys). night vision, periphery</text:span></text:p>
      <text:p text:style-name="P10"/>
      <text:p text:style-name="Salmon_20_MC"><text:span text:style-name="T8">dark adaptation</text:span><text:span text:style-name="T2">: after lights go out, cones stop functioning, rods need 15 minutes to warm up</text:span></text:p>
      <text:p text:style-name="P17"/>
      <text:list xml:id="list825124182" text:continue-numbering="true" text:style-name="WWNum1">
        <text:list-item>
          <text:p text:style-name="P20"><text:span text:style-name="T1">Compare and contrast the </text:span><text:span text:style-name="T4">Trichromatic theory </text:span><text:span text:style-name="T2">of color vision</text:span><text:span text:style-name="T4"> </text:span><text:span text:style-name="T1">and the </text:span><text:span text:style-name="T4">Opponent process theory </text:span><text:span text:style-name="T2">of color vision</text:span><text:span text:style-name="T1">, know colors or color pairs for each theory, and explain the current perspective on how these theories relate to color vision. Describe </text:span><text:span text:style-name="T3">afterimages </text:span><text:span text:style-name="T1">and </text:span><text:span text:style-name="T3">color deficiency </text:span><text:span text:style-name="T1">as discussed in lecture.</text:span></text:p>
        </text:list-item>
      </text:list>
      <text:p text:style-name="P16"/>
      <text:p text:style-name="Salmon_20_MC"><text:span text:style-name="T8">Trichromatic theory</text:span><text:span text:style-name="T1">: RGB. all light colors are mixes of rgb (hexadecimal)</text:span></text:p>
      <text:p text:style-name="P6"><text:tab/>&gt;&gt; colorblindness hehe: 20% guys red-green, 0.1% blue-yellow, 1 / million completely</text:p>
      <text:p text:style-name="P6"/>
      <text:p text:style-name="Salmon_20_MC"><text:span text:style-name="T8">Opponent process theory</text:span><text:span text:style-name="T1">: interneurons between retina and brain. theory that if a particular color is present, it causes cells that register it to inhibit the registering of the complementary color. helpful to see differences in color</text:span></text:p>
      <text:p text:style-name="P6"><text:tab/>&gt;&gt; afterimages: after seeing a bright image, you see the inverse colors</text:p>
      <text:p text:style-name="P6"/>
      <text:p text:style-name="Salmon_20_MC"><text:span text:style-name="T8">afterimages</text:span><text:span text:style-name="T1">: </text:span></text:p>
      <text:p text:style-name="P6"/>
      <text:p text:style-name="Salmon_20_MC"><text:span text:style-name="T8">color deficiency</text:span><text:span text:style-name="T1">: </text:span></text:p>
      <text:p text:style-name="P16"/>
      <text:list xml:id="list1799262414" text:continue-numbering="true" text:style-name="WWNum1">
        <text:list-item>
          <text:p text:style-name="P20"><text:span text:style-name="T1">Regarding visual perception, understand how the brain recognizes edges and determines the difference between figure and ground</text:span><text:span text:style-name="T3">. </text:span><text:span text:style-name="T1">Describe </text:span><text:span text:style-name="T6">feature detectors</text:span><text:span text:style-name="T3">. </text:span><text:span text:style-name="T1">Be generally familiar with the </text:span><text:span text:style-name="T6">Gestalt laws of organization</text:span><text:span text:style-name="T3">. </text:span><text:span text:style-name="T1">Know how these processes relate to </text:span><text:span text:style-name="T6">ambiguous figures</text:span><text:span text:style-name="T1"> and </text:span><text:span text:style-name="T6">subjective contours</text:span><text:span text:style-name="T1"> as discussed in lecture. </text:span></text:p>
        </text:list-item>
      </text:list>
      <text:p text:style-name="P19"><text:span text:style-name="T1"/></text:p>
      <text:p text:style-name="P11"><text:span text:style-name="T1">vision takes up 50% of cerebral cortex</text:span></text:p>
      <text:p text:style-name="Salmon_20_MC"><text:span text:style-name="T8"/></text:p>
      <text:p text:style-name="Salmon_20_MC"><text:span text:style-name="T8">feature detectors</text:span><text:span text:style-name="T1">: neurons specialized to respond to only one visual stimulus.</text:span></text:p>
      <text:p text:style-name="Salmon_20_MC"><text:span text:style-name="T1"><text:tab/>&gt;&gt; only humans have facial feature detectors!</text:span></text:p>
      <text:p text:style-name="Salmon_20_MC"><text:span text:style-name="T1"><text:tab/>&gt;&gt; cones specialize in color!</text:span></text:p>
      <text:p text:style-name="Salmon_20_MC"><text:span text:style-name="T1"><text:tab/>&gt;&gt; *most important part of vision: depth perception!*</text:span></text:p>
      <text:p text:style-name="Salmon_20_MC"><text:span text:style-name="T1"/></text:p>
      <text:p text:style-name="Salmon_20_MC"><text:span text:style-name="T8">Gestalt laws of organization</text:span><text:span text:style-name="T1">: lead us to perceive illusions!!</text:span></text:p>
      <text:p text:style-name="Salmon_20_MC"><text:span text:style-name="T1"/></text:p>
      <text:p text:style-name="Salmon_20_MC"><text:span text:style-name="T8">ambiguous figures</text:span><text:span text:style-name="T1">: compatible with more than one interpretation</text:span></text:p>
      <text:p text:style-name="Salmon_20_MC"><text:span text:style-name="T1"><text:tab/>&gt;&gt; two faces / lamp illusion</text:span></text:p>
      <text:p text:style-name="Salmon_20_MC"><text:span text:style-name="T1"><text:tab/>&gt;&gt; young / old lady illusion</text:span></text:p>
      <text:p text:style-name="Salmon_20_MC"><text:span text:style-name="T1"/></text:p>
      <text:p text:style-name="Salmon_20_MC"><text:span text:style-name="T8">subjective contours</text:span><text:span text:style-name="T1">: some people see shapes, other people see different shapes based on how we were raised</text:span></text:p>
      <text:p text:style-name="P19"><text:span text:style-name="T1"/></text:p>
      <text:list xml:id="list2040148700" text:continue-numbering="true" text:style-name="WWNum1">
        <text:list-item>
          <text:p text:style-name="P20"><text:span text:style-name="T1">Define the following concepts from lecture: </text:span><text:span text:style-name="T6">perceptual constancy, size constancy, shape constancy, color constancy</text:span></text:p>
        </text:list-item>
      </text:list>
      <text:p text:style-name="P19"><text:span text:style-name="T6"/></text:p>
      <text:p text:style-name="P12"><text:span text:style-name="T1">perceptual constancy: </text:span><text:span text:style-name="T9">perception of characteristics that occurs when qualities such as shape, color, size are assumed to be the same even though sensory info changes. changes in distance/color/brightness of ambient light, shape/size/color appears to change to us</text:span></text:p>
      <text:p text:style-name="P12"><text:span text:style-name="T9"/></text:p>
      <text:p text:style-name="P12"><text:span text:style-name="T1">size constancy</text:span><text:span text:style-name="T9">: the farther away people/things get, the smaller they look but I still know they're the same </text:span><text:soft-page-break/><text:span text:style-name="T9">size</text:span></text:p>
      <text:p text:style-name="P12"><text:span text:style-name="T9"/></text:p>
      <text:p text:style-name="P12"><text:span text:style-name="T1">shape constancy</text:span><text:span text:style-name="T9">: </text:span></text:p>
      <text:p text:style-name="P12"><text:span text:style-name="T9"/></text:p>
      <text:p text:style-name="P12"><text:span text:style-name="T1">color constancy</text:span><text:span text:style-name="T9">: when brightness changes, color of objects appears to change but I still know they're the same color</text:span></text:p>
      <text:p text:style-name="P19"><text:span text:style-name="T6"/></text:p>
      <text:list xml:id="list1632933684" text:continue-numbering="true" text:style-name="WWNum1">
        <text:list-item>
          <text:p text:style-name="P20"><text:span text:style-name="T1">Understand generally how depth and distance perception are handled by the visual system. Define </text:span><text:span text:style-name="T3">monocular cues </text:span><text:span text:style-name="T1">and be familiar with </text:span><text:span text:style-name="T6">pictorial depth cues</text:span><text:span text:style-name="T1">, </text:span><text:span text:style-name="T3">motion parallax, </text:span><text:span text:style-name="T1">and </text:span><text:span text:style-name="T3">accommodation</text:span><text:span text:style-name="T1"> as discussed in lecture</text:span><text:span text:style-name="T3">. </text:span><text:span text:style-name="T1">Define </text:span><text:span text:style-name="T3">binocular cues </text:span><text:span text:style-name="T1">and describe </text:span><text:span text:style-name="T3">retinal disparity </text:span><text:span text:style-name="T1">and </text:span><text:span text:style-name="T6">convergence</text:span><text:span text:style-name="T3">. </text:span><text:span text:style-name="T1">Describe the </text:span><text:span text:style-name="T4">Ames Room </text:span><text:span text:style-name="T2">as it relates to illusions of depth and size.</text:span></text:p>
        </text:list-item>
      </text:list>
      <text:p text:style-name="P19"><text:span text:style-name="T2"/></text:p>
      <text:p text:style-name="P11"><text:span text:style-name="T1">lots of visual cues for depth perception</text:span></text:p>
      <text:p text:style-name="Salmon_20_MC"><text:span text:style-name="T8"/></text:p>
      <text:p text:style-name="Salmon_20_MC"><text:span text:style-name="T8">monocular cues</text:span><text:span text:style-name="T2">: one eye</text:span></text:p>
      <text:p text:style-name="P14"><text:span text:style-name="T9"><text:tab/><text:tab/><text:tab/></text:span><text:span text:style-name="T8">pictoral depth cues</text:span><text:span text:style-name="T2">: texture gradient, linear perspective, shading, occlusion, relative size</text:span></text:p>
      <text:p text:style-name="Salmon_20_MC"><text:span text:style-name="T2"/></text:p>
      <text:p text:style-name="Salmon_20_MC"><text:span text:style-name="T8">motion parallax</text:span><text:span text:style-name="T2">: only works when things are moving. when you're moving, images of objects at different distances move across retina at different rates (compare trees to mountains when you're in a car)</text:span></text:p>
      <text:p text:style-name="Salmon_20_MC"><text:span text:style-name="T2"/></text:p>
      <text:p text:style-name="Salmon_20_MC"><text:span text:style-name="T8">accommodation</text:span><text:span text:style-name="T2">: change shape of lens of eye to focus on things at different distances. muscles that change eye shape have sensory neurons that tell brain (hey i'm really compressed/stretched, object must be super far/close/whatever)</text:span></text:p>
      <text:p text:style-name="Salmon_20_MC"><text:span text:style-name="T2"/></text:p>
      <text:p text:style-name="Salmon_20_MC"><text:span text:style-name="T8">binocular cues</text:span><text:span text:style-name="T2">: two eyes! only effective up to 20 feet away or so.</text:span></text:p>
      <text:p text:style-name="P14"><text:span text:style-name="T9"><text:tab/><text:tab/><text:tab/></text:span><text:span text:style-name="T8">retinal disparity</text:span><text:span text:style-name="T2">: retinal disparity = difference in retinal images for each eyeball</text:span></text:p>
      <text:p text:style-name="P14"><text:span text:style-name="T2"><text:tab/><text:tab/><text:tab/><text:tab/>&gt;&gt; closer it gets, bigger disparity is (close one eye, see part of nose)</text:span></text:p>
      <text:p text:style-name="Salmon_20_MC"><text:span text:style-name="T9"><text:tab/></text:span><text:span text:style-name="T8">convergence</text:span><text:span text:style-name="T2">: tied in with accommodation muscles! for objects &gt;20 ft away, both eyes look str8 ahead. anything closer, eyes cross/converge</text:span></text:p>
      <text:p text:style-name="Salmon_20_MC"><text:span text:style-name="T2"/></text:p>
      <text:p text:style-name="Salmon_20_MC"><text:span text:style-name="T8">Ames Room</text:span><text:span text:style-name="T2">: watch your friends grow/shrink because it manipulates depth perception. illusion~</text:span></text:p>
      <text:p text:style-name="Salmon_20_MC"><text:span text:style-name="T2"><text:tab/>&gt;&gt; left side of room is twice as long, twice as tall. left side has bigger tiles + mirrors</text:span></text:p>
      <text:p text:style-name="P19"/>
      <text:list xml:id="list674586267" text:continue-numbering="true" text:style-name="WWNum1">
        <text:list-item>
          <text:p text:style-name="P20"><text:span text:style-name="T1">What is the stimulus energy for the sense of </text:span><text:span text:style-name="T3">audition </text:span><text:span text:style-name="T1">(hearing)? Explain how the </text:span><text:span text:style-name="T4">amplitude</text:span><text:span text:style-name="T1"> and </text:span><text:span text:style-name="T4">frequency</text:span><text:span text:style-name="T1"> of sound waves relate to </text:span><text:span text:style-name="T3">loudness </text:span><text:span text:style-name="T1">and </text:span><text:span text:style-name="T3">pitch </text:span><text:span text:style-name="T1">in auditory perception. </text:span></text:p>
        </text:list-item>
      </text:list>
      <text:p text:style-name="P5"/>
      <text:p text:style-name="P6">points 13 – 16: hearing (4 - 5 questions). second-best sense! anatomy/physiology of hearing, how brain organizes percepetion so we can hear. questions comparing vision to hearing</text:p>
      <text:p text:style-name="P6"/>
      <text:p text:style-name="P6"><text:span text:style-name="T13">audition/hearing</text:span>: sound is a wave form</text:p>
      <text:p text:style-name="P6"/>
      <text:p text:style-name="P6"><text:span text:style-name="T13">amplitude</text:span>: controls volume/loudness</text:p>
      <text:p text:style-name="P6"/>
      <text:p text:style-name="P6"><text:span text:style-name="T13">frequency</text:span>: controls pitch/tone. humans can detect minute differences when it comes to human voices</text:p>
      <text:p text:style-name="P5"/>
      <text:list xml:id="list1073668008" text:continue-numbering="true" text:style-name="WWNum1">
        <text:list-item>
          <text:p text:style-name="P20"><text:span text:style-name="T1">Be generally familiar with the structures of the ear. Define and describe the function of the </text:span><text:span text:style-name="T4">cochlea </text:span><text:span text:style-name="T2">and </text:span><text:span text:style-name="T4">hair cells </text:span><text:span text:style-name="T1">in the ear. What structures of the visual system do each of these correspond to?</text:span></text:p>
        </text:list-item>
      </text:list>
      <text:p text:style-name="P19"><text:span text:style-name="T1"/></text:p>
      <text:p text:style-name="Salmon_20_MC"><text:span text:style-name="T8">eardrum</text:span><text:span text:style-name="T9">: absorbs sound like drum absorbs force of drumstick (lower-pitch sounds = slower vibrations)</text:span></text:p>
      <text:p text:style-name="Salmon_20_MC"><text:span text:style-name="T8"/></text:p>
      <text:p text:style-name="Salmon_20_MC"><text:span text:style-name="T8">cochlea</text:span><text:span text:style-name="T1">: vibrations bounce of cochlea (snail balloon animal). organ of auditory transduction (like retina of eye). fluid-filled tube that's coiled up</text:span></text:p>
      <text:p text:style-name="Salmon_20_MC"><text:span text:style-name="T1"/></text:p>
      <text:p text:style-name="Salmon_20_MC"><text:span text:style-name="T8">hair cells</text:span><text:span text:style-name="T1">: like rods/cones of eye. specific specialized neurons that transform one type of energy to another. hair cells jiggle with cochlea; register sound</text:span></text:p>
      <text:p text:style-name="Salmon_20_MC"><text:span text:style-name="T1"/></text:p>
      <text:p text:style-name="Salmon_20_MC"><text:soft-page-break/><text:span text:style-name="T1">other parts of ear take care of balance/motion (vestigular sense)</text:span></text:p>
      <text:p text:style-name="P19"><text:span text:style-name="T1"/></text:p>
      <text:list xml:id="list1497089021" text:continue-numbering="true" text:style-name="WWNum1">
        <text:list-item>
          <text:p text:style-name="P20"><text:span text:style-name="T1">Compare and contrast </text:span><text:span text:style-name="T7">Frequency theory</text:span><text:span text:style-name="T1"> and </text:span><text:span text:style-name="T4">Place theory </text:span><text:span text:style-name="T2">as they relate to pitch perception discussed in lecture. Compare and contrast </text:span><text:span text:style-name="T7">nerve deafness</text:span><text:span text:style-name="T4"> </text:span><text:span text:style-name="T2">and </text:span><text:span text:style-name="T7">conduction deafness. </text:span></text:p>
        </text:list-item>
      </text:list>
      <text:p text:style-name="Salmon_20_MC"><text:span text:style-name="T7"/></text:p>
      <text:p text:style-name="Salmon_20_MC"><text:span text:style-name="T11">frequency theory</text:span><text:span text:style-name="T12">: perception of pitch/tone. based on rate of vibration of entire cochlea. </text:span></text:p>
      <text:p text:style-name="Salmon_20_MC"><text:span text:style-name="T7"/></text:p>
      <text:p text:style-name="Salmon_20_MC"><text:span text:style-name="T11">place theory</text:span><text:span text:style-name="T12">: more intense reaction along a specific part of basular membrane</text:span></text:p>
      <text:p text:style-name="Salmon_20_MC"><text:span text:style-name="T7"/></text:p>
      <text:p text:style-name="P13"><text:span text:style-name="T4">nerve deafness</text:span><text:span text:style-name="T9">: hair cells die. permanent</text:span></text:p>
      <text:p text:style-name="Salmon_20_MC"><text:span text:style-name="T7"/></text:p>
      <text:p text:style-name="P13"><text:span text:style-name="T4">conduction deafness</text:span><text:span text:style-name="T9">: other mechanical parts of ear are damaged (eardrum, ear infection)</text:span></text:p>
      <text:p text:style-name="P19"><text:span text:style-name="T7"/></text:p>
      <text:list xml:id="list156522946" text:continue-numbering="true" text:style-name="WWNum1">
        <text:list-item>
          <text:p text:style-name="P20"><text:span text:style-name="T1">What is </text:span><text:span text:style-name="T2">sound localization</text:span><text:span text:style-name="T4"> </text:span><text:span text:style-name="T1">and what two cues are critical to its proper functioning as discussed in lecture? Under what condition is sound localization NOT accurate (I’m NOT talking about being deaf)?</text:span></text:p>
        </text:list-item>
      </text:list>
      <text:p text:style-name="Salmon_20_MC"><text:span text:style-name="T1"/></text:p>
      <text:p text:style-name="Salmon_20_MC"><text:span text:style-name="T8">sound localization</text:span><text:span text:style-name="T1">: perceive distance/direction with sound (like depth perception for vision)</text:span></text:p>
      <text:p text:style-name="Salmon_20_MC"><text:span text:style-name="T1"><text:tab/>&gt;&gt; only two cues</text:span></text:p>
      <text:p text:style-name="Salmon_20_MC"><text:span text:style-name="T1"><text:tab/></text:span><text:span text:style-name="T8">timing</text:span><text:span text:style-name="T1">: </text:span></text:p>
      <text:p text:style-name="Salmon_20_MC"><text:span text:style-name="T1"><text:tab/></text:span><text:span text:style-name="T8">loudness</text:span><text:span text:style-name="T1">: </text:span></text:p>
      <text:p text:style-name="Salmon_20_MC"><text:span text:style-name="T1"/></text:p>
      <text:list xml:id="list620647028" text:continue-numbering="true" text:style-name="WWNum1">
        <text:list-item>
          <text:p text:style-name="P20"><text:span text:style-name="T1">Define </text:span><text:span text:style-name="T3">somatosensation. </text:span><text:span text:style-name="T1">Compare and contrast the </text:span><text:span text:style-name="T7">kinesthetic sense</text:span><text:span text:style-name="T1"> and the </text:span><text:span text:style-name="T4">vestibular sense </text:span><text:span text:style-name="T2">as discussed in lecture</text:span><text:span text:style-name="T1">. Where are these senses localized in the body? <text:s/>Be generally familiar with the senses of touch, temperature, and pain. Be familiar with the </text:span><text:span text:style-name="T3">phantom limb phenomenon </text:span><text:span text:style-name="T1">as related to the reorganization of the somatosensory cortex described in the text. Describe </text:span><text:span text:style-name="T6">double pain</text:span><text:span text:style-name="T3"> </text:span><text:span text:style-name="T1">and </text:span><text:span text:style-name="T6">endorphins</text:span><text:span text:style-name="T3"> </text:span><text:span text:style-name="T1">as discussed in lecture</text:span><text:span text:style-name="T3">. </text:span><text:span text:style-name="T1">Describe the </text:span><text:span text:style-name="T3">gate theory</text:span><text:span text:style-name="T1"> of pain and consider examples of this theory. Describe the magnetic sense as discussed in class and consider its existence in humans.</text:span></text:p>
        </text:list-item>
      </text:list>
      <text:p text:style-name="P19"><text:span text:style-name="T1"/></text:p>
      <text:p text:style-name="Salmon_20_MC"><text:span text:style-name="T8">kinesthetic</text:span><text:span text:style-name="T1">: athlete sense, body position. genetic, located in muscles</text:span></text:p>
      <text:p text:style-name="Salmon_20_MC"><text:span text:style-name="T1"/></text:p>
      <text:p text:style-name="Salmon_20_MC"><text:span text:style-name="T8">vestibular</text:span><text:span text:style-name="T1">: balance, motion - ear</text:span></text:p>
      <text:p text:style-name="P19"><text:span text:style-name="T1"/></text:p>
      <text:list xml:id="list420896251" text:continue-numbering="true" text:style-name="WWNum1">
        <text:list-item>
          <text:p text:style-name="P20"><text:span text:style-name="T1">Define and describe the chemical senses</text:span><text:span text:style-name="T3"> </text:span><text:span text:style-name="T1">of </text:span><text:span text:style-name="T3">olfaction </text:span><text:span text:style-name="T1">and </text:span><text:span text:style-name="T3">gustation. </text:span><text:span text:style-name="T1">What is the stimulus energy for each? Describe </text:span><text:span text:style-name="T6">pheromones </text:span><text:span text:style-name="T1">as discussed in lecture and consider examples of these chemicals in humans. How do </text:span><text:span text:style-name="T4">taste buds</text:span><text:span text:style-name="T1"> relate to gustation? How are </text:span><text:span text:style-name="T4">gustation </text:span><text:span text:style-name="T1">and </text:span><text:span text:style-name="T4">olfaction </text:span><text:span text:style-name="T1">related? Describe cultural influences on taste preference. </text:span></text:p>
        </text:list-item>
      </text:list>
      <text:p text:style-name="P19"><text:span text:style-name="T1"/></text:p>
      <text:p text:style-name="P19"><text:span text:style-name="T1"/></text:p>
      <text:p text:style-name="Salmon_20_MC"><text:span text:style-name="T8">chemical senses</text:span><text:span text:style-name="T1">: taste (gustation) / smell (olfaction)</text:span></text:p>
      <text:p text:style-name="Salmon_20_MC"><text:span text:style-name="T1"><text:tab/>&gt;&gt; taste/smell inseparable as senses</text:span></text:p>
      <text:p text:style-name="Salmon_20_MC"><text:span text:style-name="T1"><text:tab/>&gt;&gt; taste is socially/culturally determined. smell + taste = flavor</text:span></text:p>
      <text:p text:style-name="Salmon_20_MC"><text:span text:style-name="T1"/></text:p>
      <text:p text:style-name="Salmon_20_MC"><text:span text:style-name="T8">pheromones</text:span><text:span text:style-name="T1">: scents that control behavior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2" svg:font-family="'Times New Roma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almon_20_MC" style:display-name="Salmon MC" style:family="paragraph" style:parent-style-name="Standard" style:class="text">
      <style:paragraph-properties fo:margin="100%" fo:margin-left="0.5in" fo:margin-right="0.5in" fo:margin-top="0in" fo:margin-bottom="0in" fo:text-align="start" style:justify-single-word="false" fo:orphans="0" fo:widows="0" fo:text-indent="0in" style:auto-text-indent="false" style:vertical-align="auto">
        <style:tab-stops>
          <style:tab-stop style:position="0.2917in"/>
        </style:tab-stops>
      </style:paragraph-properties>
      <style:text-properties fo:color="#ff808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5in" fo:margin-top="0.5in" fo:margin-bottom="0.5in" fo:margin-left="0.5in" fo:margin-right="0.5in" style:writing-mode="lr-tb" style:layout-grid-color="#c0c0c0" style:layout-grid-lines="2540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a Moses</meta:initial-creator>
    <meta:creation-date>2015-09-29T14:01:57</meta:creation-date>
    <dc:date>2015-10-06T15:18:46</dc:date>
    <meta:editing-cycles>64</meta:editing-cycles>
    <meta:editing-duration>PT3H15M32S</meta:editing-duration>
    <meta:generator>LibreOffice/3.5$Linux_x86 LibreOffice_project/350m1$Build-2</meta:generator>
    <dc:creator>Tara Moses</dc:creator>
    <meta:document-statistic meta:table-count="0" meta:image-count="0" meta:object-count="0" meta:page-count="5" meta:paragraph-count="122" meta:word-count="1976" meta:character-count="13128" meta:non-whitespace-character-count="11240"/>
    <meta:user-defined meta:name="Company">Toshiba</meta:user-defined>
    <meta:user-defined meta:name="Operator">Jeremy Holm</meta:user-defined>
  </office:meta>
</office:document-meta>
</file>